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9a688" officeooo:paragraph-rsid="0019a688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style:font-name="Awami Nastaliq" fo:font-size="18pt" officeooo:rsid="0019a688" officeooo:paragraph-rsid="0033dc7d" fo:background-color="transparent" style:font-size-asian="18pt" style:font-name-complex="Awami Nastaliq OT" style:font-size-complex="18pt"/>
    </style:style>
    <style:style style:name="P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style:font-name="Awami Nastaliq" fo:font-size="18pt" officeooo:rsid="0019a688" officeooo:paragraph-rsid="004099f8" fo:background-color="transparent" style:font-size-asian="18pt" style:font-name-complex="Awami Nastaliq OT" style:font-size-complex="18pt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rsid="004099f8" officeooo:paragraph-rsid="004099f8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Standard">
      <style:text-properties officeooo:rsid="0033dc7d" officeooo:paragraph-rsid="0033dc7d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1201in" fo:margin-bottom="0in" style:contextual-spacing="false" fo:line-height="115%" fo:text-align="end" style:justify-single-word="false" fo:text-indent="0.3201in" style:auto-text-indent="false" style:writing-mode="rl-tb"/>
      <style:text-properties style:use-window-font-color="true" loext:opacity="0%" style:font-name="Awami Nastaliq OT" fo:font-size="18pt" officeooo:rsid="000d1a2b" officeooo:paragraph-rsid="0033dc7d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Standard">
      <style:text-properties fo:font-size="10pt" officeooo:rsid="00368913" officeooo:paragraph-rsid="00368913" style:font-size-asian="10pt" style:font-size-complex="10pt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.1201in" fo:margin-bottom="0in" style:contextual-spacing="false" fo:line-height="115%" fo:text-align="end" style:justify-single-word="false" fo:text-indent="0.3201in" style:auto-text-indent="false" style:writing-mode="rl-tb"/>
      <style:text-properties style:use-window-font-color="true" loext:opacity="0%" style:font-name="Awami Nastaliq OT" fo:font-size="18pt" officeooo:rsid="000d1a2b" officeooo:paragraph-rsid="00368913" fo:background-color="transparent" style:font-size-asian="18pt" style:font-name-complex="Awami Nastaliq OT" style:font-size-complex="18pt"/>
    </style:style>
    <style:style style:name="P9" style:family="paragraph" style:parent-style-name="Standard">
      <style:text-properties officeooo:rsid="003c054a" officeooo:paragraph-rsid="003c054a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Awami Nastaliq OT" fo:font-size="18pt" officeooo:rsid="00116c25" officeooo:paragraph-rsid="003c054a" style:font-size-asian="18pt" style:font-name-complex="Awami Nastaliq OT" style:font-size-complex="18p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116c25" officeooo:paragraph-rsid="003c054a" style:font-size-asian="15pt" style:font-name-complex="Awami Nastaliq OT" style:font-size-complex="15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3e0941"/>
    </style:style>
    <style:style style:name="T3" style:family="text">
      <style:text-properties style:language-complex="ur" style:country-complex="PK"/>
    </style:style>
    <style:style style:name="T4" style:family="text">
      <style:text-properties style:font-name="Awami Nastaliq OT" style:language-complex="fa" style:country-complex="IR"/>
    </style:style>
    <style:style style:name="T5" style:family="text">
      <style:text-properties style:language-complex="fa" style:country-complex="IR"/>
    </style:style>
    <style:style style:name="T6" style:family="text">
      <style:text-properties style:language-complex="ar" style:country-complex="BH"/>
    </style:style>
    <style:style style:name="T7" style:family="text">
      <style:text-properties fo:color="#ff0000" loext:opacity="100%" style:language-complex="fa" style:country-complex="IR"/>
    </style:style>
    <style:style style:name="T8" style:family="text">
      <style:text-properties style:use-window-font-color="true" loext:opacity="0%" style:language-complex="fa" style:country-complex="IR"/>
    </style:style>
    <style:style style:name="T9" style:family="text">
      <style:text-properties style:use-window-font-color="true" loext:opacity="0%" style:language-complex="ar" style:country-complex="BH"/>
    </style:style>
    <style:style style:name="T10" style:family="text">
      <style:text-properties style:use-window-font-color="true" loext:opacity="0%" style:font-name="Awami Nastaliq OT" style:language-complex="fa" style:country-complex="IR"/>
    </style:style>
    <style:style style:name="T11" style:family="text">
      <style:text-properties fo:color="#800080" loext:opacity="100%" style:language-complex="ur" style:country-complex="PK"/>
    </style:style>
    <style:style style:name="T12" style:family="text">
      <style:text-properties style:use-window-font-color="true" loext:opacity="0%" style:language-complex="ur" style:country-complex="PK"/>
    </style:style>
    <style:style style:name="T13" style:family="text">
      <style:text-properties style:use-window-font-color="true" loext:opacity="0%" style:font-name="Awami Nastaliq OT" style:language-complex="ur" style:country-complex="PK"/>
    </style:style>
    <style:style style:name="T14" style:family="text">
      <style:text-properties style:use-window-font-color="true" loext:opacity="0%" style:font-name="Awami Nastaliq OT" style:language-complex="ar" style:country-complex="BH"/>
    </style:style>
    <style:style style:name="T15" style:family="text">
      <style:text-properties fo:color="#ff0000" loext:opacity="100%" style:font-name="Awami Nastaliq OT" style:language-complex="fa" style:country-complex="IR"/>
    </style:style>
    <style:style style:name="T16" style:family="text">
      <style:text-properties style:use-window-font-color="true" loext:opacity="0%" style:font-family-asian="Scheherazade" style:font-pitch-asian="variable" style:language-complex="fa" style:country-complex="IR"/>
    </style:style>
    <style:style style:name="T17" style:family="text">
      <style:text-properties fo:color="#ff0000" loext:opacity="100%" style:font-name="Awami Nastaliq OT" style:language-complex="ur" style:country-complex="PK"/>
    </style:style>
    <style:style style:name="T18" style:family="text">
      <style:text-properties fo:color="#ff0000" loext:opacity="100%" style:font-name="Awami Nastaliq OT" style:font-family-asian="Scheherazade" style:font-pitch-asian="variable" style:language-complex="ur" style:country-complex="PK"/>
    </style:style>
    <style:style style:name="T19" style:family="text">
      <style:text-properties fo:color="#ff0000" loext:opacity="100%" style:font-name="Awami Nastaliq OT" officeooo:rsid="004099f8" style:font-family-asian="Scheherazade" style:font-pitch-asian="variable" style:language-complex="ur" style:country-complex="PK"/>
    </style:style>
    <style:style style:name="T20" style:family="text">
      <style:text-properties fo:color="#800080" loext:opacity="100%" officeooo:rsid="0019a688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ti</text:p>
      <text:p text:style-name="P2"><text:s text:c="2"/><text:span text:style-name="T1">تن٘ین</text:span> <text:span text:style-name="T2">تیّتن</text:span> <text:s/>جق <text:s/><text:span text:style-name="T3"><text:s text:c="2"/>جق دیکھہ ایکھا <text:s/></text:span><text:span text:style-name="T4">سونگسید</text:span><text:span text:style-name="T3"> <text:s/>تنگس </text:span><text:span text:style-name="T5">تنگما</text:span><text:span text:style-name="T3"> </text:span><text:span text:style-name="T5">اتا خپیرو <text:s/>خپیر</text:span><text:span text:style-name="T6">ے </text:span><text:span text:style-name="T5"><text:s text:c="3"/>خپیرا <text:s/>بیوس <text:s text:c="2"/>جق <text:s/>دیرے <text:s text:c="4"/></text:span><text:span text:style-name="T7">اپیُو</text:span><text:span text:style-name="T5"> <text:s text:c="2"/>اِنا <text:s/>اونگسید ہلتنُوک <text:s text:c="2"/>رزِیپا</text:span><text:span text:style-name="T8"> <text:s text:c="2"/>فنگمی <text:s/>فنگس <text:s text:c="2"/></text:span><text:span text:style-name="T9">بیُونگما <text:s/>بیُونگسے <text:s/></text:span><text:span text:style-name="T8">تنگسے </text:span><text:span text:style-name="T10">تنگفی</text:span><text:span text:style-name="T8"> <text:s/></text:span><text:span text:style-name="T11">کھیربی </text:span><text:span text:style-name="T12"><text:s/></text:span><text:span text:style-name="T8">بَجو <text:s text:c="2"/></text:span><text:span text:style-name="T7">ایکھہ</text:span><text:span text:style-name="T8"> <text:s/>بین <text:s/></text:span><text:span text:style-name="T7">فنفی</text:span><text:span text:style-name="T8"> نِ٘یسی </text:span><text:span text:style-name="T10">نِ٘یسکا</text:span><text:span text:style-name="T8"> </text:span><text:span text:style-name="T13"><text:s text:c="3"/></text:span><text:span text:style-name="T14">پیکھہ</text:span><text:span text:style-name="T10"> </text:span><text:span text:style-name="T14"><text:s text:c="2"/></text:span><text:span text:style-name="T15">پینجی</text:span><text:span text:style-name="T10"> </text:span></text:p>
      <text:p text:style-name="P3"><text:span text:style-name="T13">میدپی <text:s/></text:span><text:span text:style-name="T12">زیرین <text:s/>شزدے <text:s/>زیرس <text:s/>نونگسپا <text:s/>یودپی <text:s/></text:span><text:span text:style-name="T8">شِنگ <text:s/>کاچو <text:s/>اپو <text:s/>اپی <text:s text:c="2"/>اونگمی کھوانگ <text:s/>میدپی <text:s/>یانگ <text:s/>یودپی <text:s/></text:span><text:span text:style-name="T10">ہلچقکر </text:span><text:span text:style-name="T12">وزیر پو </text:span><text:span text:style-name="T8">کھسکوس</text:span><text:span text:style-name="T16"> </text:span><text:span text:style-name="T8">چی خسُوم</text:span><text:span text:style-name="T16"> </text:span><text:span text:style-name="T8">چی <text:s/>بان</text:span><text:span text:style-name="T16"> </text:span><text:span text:style-name="T8">چی <text:s text:c="2"/></text:span><text:span text:style-name="T12">تواق پو </text:span><text:span text:style-name="T13"><text:s/></text:span><text:span text:style-name="T14">نِ٘ی</text:span><text:span text:style-name="T13">س یودسُوک <text:s/></text:span><text:span text:style-name="T7">ستریونگ</text:span><text:span text:style-name="T8"> <text:s text:c="2"/></text:span><text:span text:style-name="T15">وزیر <text:s text:c="2"/></text:span><text:span text:style-name="T17">زیربا <text:s text:c="2"/>ایکھا <text:s text:c="2"/></text:span><text:span text:style-name="T18">چن</text:span><text:span text:style-name="T19">‌</text:span><text:span text:style-name="T18">چی</text:span></text:p>
      <text:p text:style-name="P4">Vary in LO: <text:s/><text:span text:style-name="T20"><text:s text:c="2"/></text:span></text:p>
      <text:p text:style-name="P5">Urdu</text:p>
      <text:p text:style-name="P6">آئندہ آئِین آئِینہ آئِیو آئِیں آئینوں آتا آتش آتِشی آتِیں آثار آشریوں آطِیر آفتاب آفتوں آلہئ آمُوؔن آمِین آمیختہ آمیزِش آنچ <text:s/>آنکڑیوں آنکھوں آؤُں آویز آٹھواں آٹا آکِلہ آگاہ آہِستگی</text:p>
      <text:p text:style-name="P7">Scripture</text:p>
      <text:p text:style-name="P8">معجزات <text:s/>پیدا <text:s text:c="2"/>اپنی <text:s/>بعینہٖ</text:p>
      <text:p text:style-name="P9">Brahui</text:p>
      <text:p text:style-name="P10">آرئَگی</text:p>
      <text:p text:style-name="P11">آئِیء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09:56:31.553000000</meta:creation-date>
    <dc:date>2025-06-23T15:02:12.221288300</dc:date>
    <meta:editing-duration>PT6H56M18S</meta:editing-duration>
    <meta:editing-cycles>34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1" meta:word-count="112" meta:character-count="682" meta:non-whitespace-character-count="500"/>
  </office:meta>
</office:document-meta>
</file>